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15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7">
      <style:table-cell-properties fo:wrap-option="wrap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an Blossom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Scala – completion time – at this point last language who knows 5 hours.</text:p>
          </table:table-cell>
          <table:covered-table-cell table:number-columns-repeated="2" table:style-name="ce3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Hours Spent</text:p>
          </table:table-cell>
          <table:table-cell table:style-name="ce3" office:value-type="string" calcext:value-type="string">
            <text:p>Tasks / Accomplishments / Issues / Thoughts</text:p>
          </table:table-cell>
        </table:table-row>
        <table:table-row table:style-name="ro2">
          <table:table-cell table:style-name="ce4" office:value-type="date" office:date-value="2014-02-17" calcext:value-type="date">
            <text:p>02/17/1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earn some simple syntax stuff - <text:s/>val is final ?</text:p>
          </table:table-cell>
        </table:table-row>
        <table:table-row table:style-name="ro3">
          <table:table-cell table:style-name="ce4" office:value-type="date" office:date-value="2014-02-17" calcext:value-type="date">
            <text:p>02/17/1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can add char and get locations and all that fun stuff needed for decrypt, encrypt and solve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----</text:p>
          </table:table-cell>
          <table:table-cell table:style-name="ce3" office:value-type="string" calcext:value-type="string">
            <text:p>I really like scala so far, simple to learn, and seems like Java without some of the added features.</text:p>
          </table:table-cell>
        </table:table-row>
        <table:table-row table:style-name="ro2">
          <table:table-cell table:style-name="ce4" office:value-type="date" office:date-value="2014-02-17" calcext:value-type="date">
            <text:p>02/17/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crypt done, I think decrypt and solve should be done in another hour or so … </text:p>
          </table:table-cell>
        </table:table-row>
        <table:table-row table:style-name="ro3"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decrypt and solve took no time at all – either I am getting better at this program or scala is easy … think a bit of both</text:p>
          </table:table-cell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Like to make note about val and var again … passed in variables are vals by default, how to make them vars 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5">
          <table:table-cell table:style-name="ce6" office:value-type="string" calcext:value-type="string" table:number-columns-spanned="3" table:number-rows-spanned="1">
            <text:p>Comments about Scala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3" table:number-rows-spanned="22">
            <text:p>There was a lot I liked about Scala. I installed a plugin for Eclipse which made coding it easy. I like that 'var' keyword is combined with the Datatype … var aString : String, kinda neat. I had trouble getting it to work without declaring the string first, which was annoying and stupid. Documentation says you can, so it must either be me – or my compiler – so either way me. Functions were a bit different with the = sign in the mix, I see why, function 'gets' this code but confusing. Otherwise it seemed very java like, with eclipse <text:s/>you can even combine Scala code with Java code … NEAT! All basic functions like toUpper are there for you – unlike fortran where I had to make a toUpper. My log tells it all, a few hours and I completed the needed functions. Var and Val were a bit confusing which one to use, if I am not mistaken, val is for a more “final” state of a variable, but online docs make it seems like var and val are interchangeable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7:21:25.454097516</meta:creation-date>
    <dc:date>2014-02-26T08:45:53.574646701</dc:date>
    <meta:editing-duration>PT3H33M23S</meta:editing-duration>
    <meta:editing-cycles>9</meta:editing-cycles>
    <meta:generator>LibreOffice/4.1.2.3$Linux_X86_64 LibreOffice_project/410m0$Build-3</meta:generator>
    <meta:print-date>2014-02-26T08:45:49.144473843</meta:print-date>
    <meta:document-statistic meta:table-count="1" meta:cell-count="21" meta:object-count="0"/>
  </office:meta>
</office:document-meta>
</file>